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6fb26"/>
    </style:style>
    <style:style style:name="P3" style:family="paragraph" style:parent-style-name="Standard">
      <style:paragraph-properties fo:margin-left="0in" fo:margin-right="0in" fo:line-height="115%" fo:text-indent="0.5in" style:auto-text-indent="false" fo:break-before="auto" fo:break-after="auto" style:writing-mode="lr-tb"/>
    </style:style>
    <style:style style:name="P4" style:family="paragraph" style:parent-style-name="Standard">
      <style:paragraph-properties fo:margin-left="0in" fo:margin-right="0in" fo:line-height="115%" fo:text-indent="0in" style:auto-text-indent="false" fo:break-before="auto" fo:break-after="auto" style:writing-mode="lr-tb"/>
    </style:style>
    <style:style style:name="P5" style:family="paragraph" style:parent-style-name="Standard">
      <style:paragraph-properties fo:margin-left="0in" fo:margin-right="0in" fo:line-height="115%" fo:text-indent="0in"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style:writing-mode="lr-tb"/>
      <style:text-properties officeooo:paragraph-rsid="0016ff0b"/>
    </style:style>
    <style:style style:name="P8" style:family="paragraph" style:parent-style-name="Standard" style:master-page-name="Standard">
      <style:paragraph-properties fo:line-height="115%" fo:text-align="end" style:justify-single-word="false" style:page-number="auto" fo:break-before="auto" fo:break-after="auto" style:writing-mode="lr-tb"/>
      <style:text-properties officeooo:rsid="00155e10" officeooo:paragraph-rsid="00155e10"/>
    </style:style>
    <style:style style:name="P9" style:family="paragraph" style:parent-style-name="Standard">
      <style:paragraph-properties fo:line-height="115%" style:writing-mode="lr-tb"/>
      <style:text-properties fo:font-weight="bold" officeooo:rsid="0016ff0b" officeooo:paragraph-rsid="0016ff0b" style:font-weight-asian="bold" style:font-weight-complex="bold"/>
    </style:style>
    <style:style style:name="P10" style:family="paragraph" style:parent-style-name="Standard">
      <style:paragraph-properties fo:line-height="115%" style:writing-mode="lr-tb"/>
      <style:text-properties fo:font-weight="bold" officeooo:rsid="001ed0ab" officeooo:paragraph-rsid="001ed0ab" style:font-weight-asian="bold" style:font-weight-complex="bold"/>
    </style:style>
    <style:style style:name="P11" style:family="paragraph" style:parent-style-name="Standard">
      <style:paragraph-properties fo:line-height="115%" fo:break-before="auto" fo:break-after="auto" style:writing-mode="lr-tb"/>
      <style:text-properties fo:font-weight="bold" officeooo:paragraph-rsid="0035c220" style:font-weight-asian="bold" style:font-weight-complex="bold"/>
    </style:style>
    <style:style style:name="T1" style:family="text">
      <style:text-properties fo:font-weight="bold" officeooo:rsid="0016ff0b" style:font-weight-asian="bold" style:font-weight-complex="bold"/>
    </style:style>
    <style:style style:name="T2" style:family="text">
      <style:text-properties fo:font-weight="bold" officeooo:rsid="0018d724" style:font-weight-asian="bold" style:font-weight-complex="bold"/>
    </style:style>
    <style:style style:name="T3" style:family="text">
      <style:text-properties fo:font-weight="bold" officeooo:rsid="00198438" style:font-weight-asian="bold" style:font-weight-complex="bold"/>
    </style:style>
    <style:style style:name="T4" style:family="text">
      <style:text-properties fo:font-weight="bold" officeooo:rsid="001cf028" style:font-weight-asian="bold" style:font-weight-complex="bold"/>
    </style:style>
    <style:style style:name="T5" style:family="text">
      <style:text-properties fo:font-weight="bold" officeooo:rsid="00269c0f" style:font-weight-asian="bold" style:font-weight-complex="bold"/>
    </style:style>
    <style:style style:name="T6" style:family="text">
      <style:text-properties fo:font-weight="bold" officeooo:rsid="0027cd0d" style:font-weight-asian="bold" style:font-weight-complex="bold"/>
    </style:style>
    <style:style style:name="T7" style:family="text">
      <style:text-properties fo:font-weight="bold" officeooo:rsid="002ba43e" style:font-weight-asian="bold" style:font-weight-complex="bold"/>
    </style:style>
    <style:style style:name="T8" style:family="text">
      <style:text-properties fo:font-weight="bold" officeooo:rsid="002c2dd2" style:font-weight-asian="bold" style:font-weight-complex="bold"/>
    </style:style>
    <style:style style:name="T9" style:family="text">
      <style:text-properties fo:font-weight="bold" officeooo:rsid="002fa482" style:font-weight-asian="bold" style:font-weight-complex="bold"/>
    </style:style>
    <style:style style:name="T10" style:family="text">
      <style:text-properties fo:font-weight="bold" officeooo:rsid="00307c82" style:font-weight-asian="bold" style:font-weight-complex="bold"/>
    </style:style>
    <style:style style:name="T11" style:family="text">
      <style:text-properties fo:font-weight="bold" officeooo:rsid="0032ce0b" style:font-weight-asian="bold" style:font-weight-complex="bold"/>
    </style:style>
    <style:style style:name="T12" style:family="text">
      <style:text-properties fo:font-weight="bold" officeooo:rsid="0033e445" style:font-weight-asian="bold" style:font-weight-complex="bold"/>
    </style:style>
    <style:style style:name="T13" style:family="text">
      <style:text-properties fo:font-weight="bold" officeooo:rsid="00340b4e" style:font-weight-asian="bold" style:font-weight-complex="bold"/>
    </style:style>
    <style:style style:name="T14" style:family="text">
      <style:text-properties fo:font-weight="bold" officeooo:rsid="00378de1" style:font-weight-asian="bold" style:font-weight-complex="bold"/>
    </style:style>
    <style:style style:name="T15" style:family="text">
      <style:text-properties officeooo:rsid="001ab1fb"/>
    </style:style>
    <style:style style:name="T16" style:family="text">
      <style:text-properties officeooo:rsid="001b5916"/>
    </style:style>
    <style:style style:name="T17" style:family="text">
      <style:text-properties officeooo:rsid="001fc48d"/>
    </style:style>
    <style:style style:name="T18" style:family="text">
      <style:text-properties officeooo:rsid="00249dd6"/>
    </style:style>
    <style:style style:name="T19" style:family="text">
      <style:text-properties fo:language="en" fo:country="US" fo:font-weight="bold" officeooo:rsid="002ba43e" style:font-weight-asian="bold" style:font-weight-complex="bold"/>
    </style:style>
    <style:style style:name="T20" style:family="text">
      <style:text-properties officeooo:rsid="0035c220"/>
    </style:style>
    <style:style style:name="T21" style:family="text">
      <style:text-properties officeooo:rsid="0038330f"/>
    </style:style>
    <style:style style:name="T22" style:family="text">
      <style:text-properties officeooo:rsid="0038e6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yan Morris</text:p>
      <text:p text:style-name="P6">3.2: <text:s/>The UltraSPARC has multiple register sets. Describe what happens when a context switch occurs if the new context is already loaded into one of the register sets. What happens if the new context is in memory rather than <text:s/>in a register set and all the sets are full. <text:span text:style-name="T1">When a context switch occurs </text:span><text:span text:style-name="T4">in an UltraSPARC the cpu simply changes </text:span><text:span text:style-name="T14">a</text:span><text:span text:style-name="T4"> pointer to another register set. If all available context registers are full then the cpu will perform a context switch through the OS.</text:span></text:p>
      <text:p text:style-name="P1"/>
      <text:p text:style-name="P1">3.7: <text:s/>Describe the actions taken by a kernel to context switch between processes.</text:p>
      <text:p text:style-name="P11"><text:span text:style-name="T20">CPU execution of instructions for the currently running process is stopped. The values of all registers are loaded into memory or saved onto the hard disk (depending on the situation of the context switch). </text:span><text:span text:style-name="T21">The next context is loaded into the cpu </text:span><text:span text:style-name="T22">and execution of instructions begins.</text:span></text:p>
      <text:p text:style-name="P1">3.10: <text:s/>Using figure 3.29 identify the values of PID at lines A,B,C,D. (Assume that the actual pids of the parent and child are 2600 and 2603, respectively) </text:p>
      <text:p text:style-name="P9">A. 0</text:p>
      <text:p text:style-name="P9">B. 2603</text:p>
      <text:p text:style-name="P7"><text:span text:style-name="T1">C. </text:span><text:span text:style-name="T2">2603</text:span></text:p>
      <text:p text:style-name="P7"><text:span text:style-name="T1">D. </text:span><text:span text:style-name="T2">2</text:span><text:span text:style-name="T3">6</text:span><text:span text:style-name="T2">00</text:span></text:p>
      <text:p text:style-name="P1"/>
      <text:p text:style-name="P1">3.13: <text:s/>Using figure 3.30 what will output at line A be.</text:p>
      <text:p text:style-name="P10">A: 5</text:p>
      <text:p text:style-name="P1"/>
      <text:p text:style-name="P1">3.14: <text:s/>What are the benefits and disadvantages of the following. Consider both the system and programmer level.</text:p>
      <text:p text:style-name="P2"><text:tab/>a) Synchronous and async<text:span text:style-name="T18">h</text:span>ronous communication. <text:span text:style-name="T5">Synchronous communication is slower, but guarantees both sides (processes) will be able to communicate </text:span><text:span text:style-name="T6">with each other. Asynchronous communication can occur faster, but is more complicated to implement. </text:span><text:s/></text:p>
      <text:p text:style-name="P1"><text:tab/>b) Automatic and explicit buffering. <text:span text:style-name="T7">For a given buffer automatic buffering is more </text:span><text:span text:style-name="T19">convenient</text:span><text:span text:style-name="T7"> then explicit buffering, however, the automatic buffer size can be a poor choice for a given application. </text:span><text:span text:style-name="T8">Explicit buffering is faster but it is up to the programmer to set aside the buffer and explicit buffers are vulnerable to overflows. </text:span></text:p>
      <text:p text:style-name="P1"><text:tab/>c) Send by copy and send by reference. <text:span text:style-name="T9">Send by copy messages are slower but more reliable then send by reference </text:span><text:span text:style-name="T10">which is significantly faster but less safe as a reference can point to anything including gibberish and malicious code</text:span><text:span text:style-name="T9">. </text:span></text:p>
      <text:p text:style-name="P1"><text:tab/>d) Fixed-sized and variable-sized messages. <text:span text:style-name="T11">It is easier to implement the infrastructure to relay fix sized messages, but compatibility and interoperability becomes an issue. </text:span><text:span text:style-name="T12">Variable-sized messages </text:span><text:span text:style-name="T13">are more difficult to implement the infrastructure necessary to convey them (both with hardware and software) but allows the better flow control of the media messages are being sent on (smaller payload size frees up network resources).</text:span></text:p>
      <text:p text:style-name="P1">3.29</text:p>
      <text:p text:style-name="P1"/>
      <text:p text:style-name="P1">int main</text:p>
      <text:p text:style-name="P1">{</text:p>
      <text:p text:style-name="P1"><text:soft-page-break/>pid_t pid, pid1;</text:p>
      <text:p text:style-name="P1"/>
      <text:p text:style-name="P1">pid = fork();</text:p>
      <text:p text:style-name="P1"/>
      <text:p text:style-name="P1">if(pid &lt; 0)</text:p>
      <text:p text:style-name="P1"><text:tab/>error;</text:p>
      <text:p text:style-name="P1">else if(pid == 0)</text:p>
      <text:p text:style-name="P1">{</text:p>
      <text:p text:style-name="P1"><text:tab/>pid1 = getpid();</text:p>
      <text:p text:style-name="P3">printf(“child: pid = %d”, pid); //A//</text:p>
      <text:p text:style-name="P3">printf(“child: pid1 = %d”, pid1); //B//</text:p>
      <text:p text:style-name="P4">}</text:p>
      <text:p text:style-name="P4">else</text:p>
      <text:p text:style-name="P4">{</text:p>
      <text:p text:style-name="P4"><text:tab/>pid1 = getpid();</text:p>
      <text:p text:style-name="P4"><text:tab/>printf(“paren<text:span text:style-name="T16">t</text:span>: pid = %d”, pid); //C//</text:p>
      <text:p text:style-name="P4"><text:tab/>printf(“paren<text:span text:style-name="T16">t</text:span>: pid = %d”, pid<text:span text:style-name="T15">1</text:span>); //D//</text:p>
      <text:p text:style-name="P3">wait(NULL);</text:p>
      <text:p text:style-name="P4">}</text:p>
      <text:p text:style-name="P4">return0;</text:p>
      <text:p text:style-name="P4">}</text:p>
      <text:p text:style-name="P4"/>
      <text:p text:style-name="P4">3.30</text:p>
      <text:p text:style-name="P4"/>
      <text:p text:style-name="P4">int value = 5;</text:p>
      <text:p text:style-name="P4"/>
      <text:p text:style-name="P4">int main()</text:p>
      <text:p text:style-name="P4">{</text:p>
      <text:p text:style-name="P4"><text:tab/>pid_t <text:s/>pid;</text:p>
      <text:p text:style-name="P4"><text:tab/><text:span text:style-name="T17">pid = fork();</text:span></text:p>
      <text:p text:style-name="P4"><text:tab/>if (pid== 0)</text:p>
      <text:p text:style-name="P4"><text:tab/>{</text:p>
      <text:p text:style-name="P4"><text:tab/><text:tab/>value += 15;</text:p>
      <text:p text:style-name="P4"><text:tab/><text:tab/>return 0;</text:p>
      <text:p text:style-name="P4"><text:tab/>}</text:p>
      <text:p text:style-name="P4"><text:tab/>else if(pid &gt; 0)</text:p>
      <text:p text:style-name="P4"><text:tab/>{</text:p>
      <text:p text:style-name="P4"><text:tab/><text:tab/>wait(NULL);</text:p>
      <text:p text:style-name="P4"><text:tab/><text:tab/>printf(“parend: value = %d”, value); //A//</text:p>
      <text:p text:style-name="P4"><text:tab/><text:tab/>return 0;</text:p>
      <text:p text:style-name="P4"><text:tab/>}</text:p>
      <text:p text:style-name="P4"/>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meta:editing-cycles>35</meta:editing-cycles>
    <dc:date>2013-03-14T13:40:33</dc:date>
    <meta:editing-duration>PT44M6S</meta:editing-duration>
    <meta:document-statistic meta:table-count="0" meta:image-count="0" meta:object-count="0" meta:page-count="2" meta:paragraph-count="56" meta:word-count="497" meta:character-count="2943" meta:non-whitespace-character-count="2463"/>
  </office:meta>
</office:document-meta>
</file>